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3" style:family="graphic" style:parent-style-name="objectwithoutfill">
      <style:graphic-properties svg:stroke-color="#000000" draw:fill="none" draw:fill-color="#ffffff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77cm" fo:min-width="4.82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89cm" fo:min-width="2.39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88cm" fo:min-width="2.39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3cm" fo:min-width="2.86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3cm" fo:min-width="4.59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cm" fo:min-width="3.60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cm" fo:min-width="2.91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cm" fo:min-width="2.25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2cm" fo:min-width="2.076cm"/>
    </style:style>
    <style:style style:name="P1" style:family="paragraph">
      <style:paragraph-properties fo:text-align="center"/>
      <style:text-properties fo:font-size="18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14pt" style:font-size-asian="14pt" style:font-size-complex="14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941cm" svg:height="4.972cm" draw:transform="rotate (1.57254165604689) translate (9.112cm 17.211cm)">
          <text:p text:style-name="P1"><text:span text:style-name="T1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g>
          <draw:line draw:style-name="gr2" draw:text-style-name="P2" draw:layer="layout" svg:x1="4.108cm" svg:y1="9.013cm" svg:x2="9.08cm" svg:y2="9.006cm">
            <text:p/>
          </draw:line>
        </draw:g>
        <draw:g>
          <draw:line draw:style-name="gr3" draw:text-style-name="P2" draw:layer="layout" svg:x1="14.057cm" svg:y1="12.179cm" svg:x2="17.537cm" svg:y2="12.172cm">
            <text:p/>
          </draw:line>
        </draw:g>
        <draw:g>
          <draw:line draw:style-name="gr2" draw:text-style-name="P2" draw:layer="layout" svg:x1="11.855cm" svg:y1="3.439cm" svg:x2="11.855cm" svg:y2="8.411cm">
            <text:p/>
          </draw:line>
          <draw:line draw:style-name="gr3" draw:text-style-name="P2" draw:layer="layout" svg:x1="10.861cm" svg:y1="4.931cm" svg:x2="12.849cm" svg:y2="3.936cm">
            <text:p/>
          </draw:line>
          <draw:frame draw:style-name="gr4" draw:text-style-name="P3" draw:layer="layout" svg:width="5.327cm" svg:height="2.527cm" svg:x="11.3cm" svg:y="3.935cm">
            <draw:text-box>
              <text:p><text:span text:style-name="T2"><text:s text:c="3"/></text:span><text:span text:style-name="T3">1:0</text:span></text:p>
            </draw:text-box>
          </draw:frame>
          <draw:line draw:style-name="gr3" draw:text-style-name="P2" draw:layer="layout" svg:x1="10.861cm" svg:y1="4.931cm" svg:x2="12.849cm" svg:y2="3.936cm">
            <text:p/>
          </draw:line>
        </draw:g>
        <draw:frame draw:style-name="gr5" draw:text-style-name="P4" draw:layer="layout" svg:width="2.892cm" svg:height="2.839cm" svg:x="8.315cm" svg:y="7.561cm">
          <draw:text-box>
            <text:p><text:span text:style-name="T4">00</text:span></text:p>
          </draw:text-box>
        </draw:frame>
        <draw:frame draw:style-name="gr6" draw:text-style-name="P4" draw:layer="layout" svg:width="2.891cm" svg:height="2.838cm" svg:x="8.407cm" svg:y="14.023cm">
          <draw:text-box>
            <text:p><text:span text:style-name="T4">11</text:span></text:p>
          </draw:text-box>
        </draw:frame>
        <draw:frame draw:style-name="gr7" draw:text-style-name="P5" draw:layer="layout" svg:width="3.366cm" svg:height="1.463cm" svg:x="4.856cm" svg:y="7.489cm">
          <draw:text-box>
            <text:p text:style-name="P5"><text:span text:style-name="T5">tx_out</text:span></text:p>
          </draw:text-box>
        </draw:frame>
        <draw:frame draw:style-name="gr8" draw:text-style-name="P5" draw:layer="layout" svg:width="5.099cm" svg:height="1.463cm" svg:x="7.504cm" svg:y="5.255cm">
          <draw:text-box>
            <text:p text:style-name="P5"><text:span text:style-name="T5">sda_mode</text:span></text:p>
          </draw:text-box>
        </draw:frame>
        <draw:frame draw:style-name="gr9" draw:text-style-name="P5" draw:layer="layout" svg:width="4.109cm" svg:height="1.46cm" svg:x="15.005cm" svg:y="10.782cm">
          <draw:text-box>
            <text:p text:style-name="P5"><text:span text:style-name="T5">sda_out</text:span></text:p>
          </draw:text-box>
        </draw:frame>
        <draw:g>
          <draw:line draw:style-name="gr2" draw:text-style-name="P2" draw:layer="layout" svg:x1="4.278cm" svg:y1="10.943cm" svg:x2="9.25cm" svg:y2="10.936cm">
            <text:p/>
          </draw:line>
        </draw:g>
        <draw:frame draw:style-name="gr10" draw:text-style-name="P5" draw:layer="layout" svg:width="3.413cm" svg:height="1.46cm" svg:x="5.026cm" svg:y="9.422cm">
          <draw:text-box>
            <text:p text:style-name="P5"><text:span text:style-name="T5">NACK</text:span></text:p>
          </draw:text-box>
        </draw:frame>
        <draw:g>
          <draw:line draw:style-name="gr2" draw:text-style-name="P2" draw:layer="layout" svg:x1="4.048cm" svg:y1="13.015cm" svg:x2="9.02cm" svg:y2="13.008cm">
            <text:p/>
          </draw:line>
        </draw:g>
        <draw:frame draw:style-name="gr11" draw:text-style-name="P5" draw:layer="layout" svg:width="2.759cm" svg:height="1.46cm" svg:x="4.876cm" svg:y="11.404cm">
          <draw:text-box>
            <text:p text:style-name="P5"><text:span text:style-name="T5">ACK</text:span></text:p>
          </draw:text-box>
        </draw:frame>
        <draw:g>
          <draw:line draw:style-name="gr2" draw:text-style-name="P2" draw:layer="layout" svg:x1="4.048cm" svg:y1="14.998cm" svg:x2="9.02cm" svg:y2="14.991cm">
            <text:p/>
          </draw:line>
        </draw:g>
        <draw:frame draw:style-name="gr12" draw:text-style-name="P4" draw:layer="layout" svg:width="2.576cm" svg:height="1.462cm" svg:x="4.646cm" svg:y="13.245cm">
          <draw:text-box>
            <text:p><text:span text:style-name="T5">Idle</text:span><text:span text:style-name="T4">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entor Graphics</meta:initial-creator>
    <meta:creation-date>2014-10-06T03:43:33</meta:creation-date>
    <dc:date>2015-02-19T14:15:01</dc:date>
    <dc:creator>Mentor Graphics</dc:creator>
    <meta:editing-duration>PT12S</meta:editing-duration>
    <meta:editing-cycles>3</meta:editing-cycles>
    <meta:generator>LibreOffice/4.0.4.2$Linux_X86_64 LibreOffice_project/400m0$Build-2</meta:generator>
    <meta:document-statistic meta:object-count="24"/>
  </office:meta>
</office:document-meta>
</file>